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4"/>
          <table:table-cell office:value-type="string" calcext:value-type="string">
            <text:p>Cai</text:p>
          </table:table-cell>
          <table:table-cell office:value-type="float" office:value="2818" calcext:value-type="float">
            <text:p>2818</text:p>
          </table:table-cell>
          <table:table-cell office:value-type="float" office:value="173" calcext:value-type="float">
            <text:p>173</text:p>
          </table:table-cell>
          <table:table-cell office:value-type="float" office:value="590" calcext:value-type="float">
            <text:p>590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DEXSeq</text:p>
          </table:table-cell>
          <table:table-cell/>
          <table:table-cell table:formula="of:=[.B3]/[.G2]" office:value-type="float" office:value="0.0358410220014194" calcext:value-type="float">
            <text:p>0.0358410220014194</text:p>
          </table:table-cell>
          <table:table-cell table:formula="of:=[.B4]/[.G2]" office:value-type="float" office:value="0.0741660752306601" calcext:value-type="float">
            <text:p>0.0741660752306601</text:p>
          </table:table-cell>
          <table:table-cell table:formula="of:=[.B5]/[.G2]" office:value-type="float" office:value="0.430092264017033" calcext:value-type="float">
            <text:p>0.430092264017033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string" calcext:value-type="string">
            <text:p>Parker</text:p>
          </table:table-cell>
          <table:table-cell office:value-type="float" office:value="6194" calcext:value-type="float">
            <text:p>6194</text:p>
          </table:table-cell>
          <table:table-cell office:value-type="float" office:value="297" calcext:value-type="float">
            <text:p>297</text:p>
          </table:table-cell>
          <table:table-cell office:value-type="float" office:value="687" calcext:value-type="float">
            <text:p>687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rMATS</text:p>
          </table:table-cell>
          <table:table-cell table:formula="of:=[.B3]/[.$H$2]" office:value-type="float" office:value="0.583815028901734" calcext:value-type="float">
            <text:p>0.583815028901734</text:p>
          </table:table-cell>
          <table:table-cell/>
          <table:table-cell table:formula="of:=[.C4]/[.I2]" office:value-type="float" office:value="0.149152542372881" calcext:value-type="float">
            <text:p>0.149152542372881</text:p>
          </table:table-cell>
          <table:table-cell table:formula="of:=[.C5]/[.J2]" office:value-type="float" office:value="0.0653643876784373" calcext:value-type="float">
            <text:p>0.0653643876784373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09" calcext:value-type="float">
            <text:p>209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float" office:value="1043" calcext:value-type="float">
            <text:p>1043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SUPPA</text:p>
          </table:table-cell>
          <table:table-cell table:formula="of:=[.B4]/[.$I$2]" office:value-type="float" office:value="0.354237288135593" calcext:value-type="float">
            <text:p>0.354237288135593</text:p>
          </table:table-cell>
          <table:table-cell table:formula="of:=[.C4]/[.$H$2]" office:value-type="float" office:value="0.508670520231214" calcext:value-type="float">
            <text:p>0.508670520231214</text:p>
          </table:table-cell>
          <table:table-cell/>
          <table:table-cell table:formula="of:=[.D5]/[.J2]" office:value-type="float" office:value="0.129977460555973" calcext:value-type="float">
            <text:p>0.129977460555973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212" calcext:value-type="float">
            <text:p>1212</text:p>
          </table:table-cell>
          <table:table-cell office:value-type="float" office:value="87" calcext:value-type="float">
            <text:p>87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Wang</text:p>
          </table:table-cell>
          <table:table-cell office:value-type="float" office:value="1134" calcext:value-type="float">
            <text:p>1134</text:p>
          </table:table-cell>
          <table:table-cell office:value-type="float" office:value="118" calcext:value-type="float">
            <text:p>118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dgeR</text:p>
          </table:table-cell>
          <table:table-cell table:formula="of:=[.B5]/[.J2]" office:value-type="float" office:value="0.910593538692712" calcext:value-type="float">
            <text:p>0.910593538692712</text:p>
          </table:table-cell>
          <table:table-cell table:formula="of:=[.C5]/[.H2]" office:value-type="float" office:value="0.502890173410405" calcext:value-type="float">
            <text:p>0.502890173410405</text:p>
          </table:table-cell>
          <table:table-cell table:formula="of:=[.D5]/[.I2]" office:value-type="float" office:value="0.293220338983051" calcext:value-type="float">
            <text:p>0.29322033898305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/>
          <table:table-cell office:value-type="string" calcext:value-type="string">
            <text:p>ag score</text:p>
          </table:table-cell>
          <table:table-cell office:value-type="float" office:value="1273" calcext:value-type="float">
            <text:p>1273</text:p>
          </table:table-cell>
          <table:table-cell office:value-type="float" office:value="153" calcext:value-type="float">
            <text:p>153</text:p>
          </table:table-cell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9]/[.G3]" office:value-type="float" office:value="0.0368098159509202" calcext:value-type="float">
            <text:p>0.0368098159509202</text:p>
          </table:table-cell>
          <table:table-cell table:formula="of:=[.B10]/[.G3]" office:value-type="float" office:value="0.0684533419438166" calcext:value-type="float">
            <text:p>0.0684533419438166</text:p>
          </table:table-cell>
          <table:table-cell table:formula="of:=[.B11]/[.G3]" office:value-type="float" office:value="0.26703261220536" calcext:value-type="float">
            <text:p>0.26703261220536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228" calcext:value-type="float">
            <text:p>228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9]/[.$H$3]" office:value-type="float" office:value="0.767676767676768" calcext:value-type="float">
            <text:p>0.767676767676768</text:p>
          </table:table-cell>
          <table:table-cell/>
          <table:table-cell table:formula="of:=[.C10]/[.I3]" office:value-type="float" office:value="0.225618631732169" calcext:value-type="float">
            <text:p>0.225618631732169</text:p>
          </table:table-cell>
          <table:table-cell table:formula="of:=[.C11]/[.J3]" office:value-type="float" office:value="0.134580567290284" calcext:value-type="float">
            <text:p>0.134580567290284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424" calcext:value-type="float">
            <text:p>424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0]/[.$I$3]" office:value-type="float" office:value="0.617176128093159" calcext:value-type="float">
            <text:p>0.617176128093159</text:p>
          </table:table-cell>
          <table:table-cell table:formula="of:=[.C10]/[.$H$3]" office:value-type="float" office:value="0.521885521885522" calcext:value-type="float">
            <text:p>0.521885521885522</text:p>
          </table:table-cell>
          <table:table-cell/>
          <table:table-cell table:formula="of:=[.D11]/[.J3]" office:value-type="float" office:value="0.168376584188292" calcext:value-type="float">
            <text:p>0.168376584188292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654" calcext:value-type="float">
            <text:p>1654</text:p>
          </table:table-cell>
          <table:table-cell office:value-type="float" office:value="223" calcext:value-type="float">
            <text:p>223</text:p>
          </table:table-cell>
          <table:table-cell office:value-type="float" office:value="279" calcext:value-type="float">
            <text:p>279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1]/[.J3]" office:value-type="float" office:value="0.99818949909475" calcext:value-type="float">
            <text:p>0.99818949909475</text:p>
          </table:table-cell>
          <table:table-cell table:formula="of:=[.C11]/[.H3]" office:value-type="float" office:value="0.750841750841751" calcext:value-type="float">
            <text:p>0.750841750841751</text:p>
          </table:table-cell>
          <table:table-cell table:formula="of:=[.D11]/[.I2]" office:value-type="float" office:value="0.472881355932203" calcext:value-type="float">
            <text:p>0.47288135593220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15]/[.G4]" office:value-type="float" office:value="0.0834132310642378" calcext:value-type="float">
            <text:p>0.0834132310642378</text:p>
          </table:table-cell>
          <table:table-cell table:formula="of:=[.B16]/[.G4]" office:value-type="float" office:value="0.132310642377756" calcext:value-type="float">
            <text:p>0.132310642377756</text:p>
          </table:table-cell>
          <table:table-cell table:formula="of:=[.B17]/[.G4]" office:value-type="float" office:value="0.261744966442953" calcext:value-type="float">
            <text:p>0.261744966442953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15]/[.$H$4]" office:value-type="float" office:value="0.483333333333333" calcext:value-type="float">
            <text:p>0.483333333333333</text:p>
          </table:table-cell>
          <table:table-cell/>
          <table:table-cell table:formula="of:=[.C16]/[.I4]" office:value-type="float" office:value="0.154296875" calcext:value-type="float">
            <text:p>0.154296875</text:p>
          </table:table-cell>
          <table:table-cell table:formula="of:=[.C17]/[.J4]" office:value-type="float" office:value="0.167808219178082" calcext:value-type="float">
            <text:p>0.167808219178082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138" calcext:value-type="float">
            <text:p>138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6]/[.$I$4]" office:value-type="float" office:value="0.26953125" calcext:value-type="float">
            <text:p>0.26953125</text:p>
          </table:table-cell>
          <table:table-cell table:formula="of:=[.C16]/[.$H$4]" office:value-type="float" office:value="0.438888888888889" calcext:value-type="float">
            <text:p>0.438888888888889</text:p>
          </table:table-cell>
          <table:table-cell/>
          <table:table-cell table:formula="of:=[.D17]/[.I4]" office:value-type="float" office:value="0.146484375" calcext:value-type="float">
            <text:p>0.146484375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273" calcext:value-type="float">
            <text:p>273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7]/[.J4]" office:value-type="float" office:value="0.934931506849315" calcext:value-type="float">
            <text:p>0.934931506849315</text:p>
          </table:table-cell>
          <table:table-cell table:formula="of:=[.C17]/[.H4]" office:value-type="float" office:value="0.272222222222222" calcext:value-type="float">
            <text:p>0.272222222222222</text:p>
          </table:table-cell>
          <table:table-cell table:formula="of:=[.D17]/[.J4]" office:value-type="float" office:value="0.256849315068493" calcext:value-type="float">
            <text:p>0.25684931506849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21]/[.G5]" office:value-type="float" office:value="0.0132275132275132" calcext:value-type="float">
            <text:p>0.0132275132275132</text:p>
          </table:table-cell>
          <table:table-cell table:formula="of:=[.B22]/[.G5]" office:value-type="float" office:value="0.0211640211640212" calcext:value-type="float">
            <text:p>0.0211640211640212</text:p>
          </table:table-cell>
          <table:table-cell table:formula="of:=[.B23]/[.G5]" office:value-type="float" office:value="0.0132275132275132" calcext:value-type="float">
            <text:p>0.0132275132275132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21]/[.$H$5]" office:value-type="float" office:value="0.127118644067797" calcext:value-type="float">
            <text:p>0.127118644067797</text:p>
          </table:table-cell>
          <table:table-cell/>
          <table:table-cell table:formula="of:=[.C22]/[.I5]" office:value-type="float" office:value="0.0445682451253482" calcext:value-type="float">
            <text:p>0.0445682451253482</text:p>
          </table:table-cell>
          <table:table-cell table:formula="of:=[.C23]/[.H5]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22]/[.$I$5]" office:value-type="float" office:value="0.0668523676880223" calcext:value-type="float">
            <text:p>0.0668523676880223</text:p>
          </table:table-cell>
          <table:table-cell table:formula="of:=[.C22]/[.$H$5]" office:value-type="float" office:value="0.135593220338983" calcext:value-type="float">
            <text:p>0.135593220338983</text:p>
          </table:table-cell>
          <table:table-cell/>
          <table:table-cell table:formula="of:=[.D23]/[.I5]" office:value-type="float" office:value="0.00835654596100279" calcext:value-type="float">
            <text:p>0.00835654596100279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23]/[.J5]" office:value-type="float" office:value="1" calcext:value-type="float">
            <text:p>1</text:p>
          </table:table-cell>
          <table:table-cell table:formula="of:=[.C23]/[.J5]" office:value-type="float" office:value="0.133333333333333" calcext:value-type="float">
            <text:p>0.133333333333333</text:p>
          </table:table-cell>
          <table:table-cell table:formula="of:=[.D23]/[.J5]"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EXSeq</text:p>
          </table:table-cell>
          <table:table-cell office:value-type="string" calcext:value-type="string">
            <text:p>edgeR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DEXSeq</text:p>
          </table:table-cell>
          <table:table-cell office:value-type="string" calcext:value-type="string">
            <text:p>edgeR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27]/[.G7]" office:value-type="float" office:value="0.376276512175962" calcext:value-type="float">
            <text:p>0.376276512175962</text:p>
          </table:table-cell>
          <table:table-cell table:formula="of:=[.B28]/[.G7]" office:value-type="float" office:value="0.100549882168107" calcext:value-type="float">
            <text:p>0.100549882168107</text:p>
          </table:table-cell>
          <table:table-cell table:formula="of:=[.B29]/[.G7]" office:value-type="float" office:value="0.161036920659859" calcext:value-type="float">
            <text:p>0.161036920659859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479" calcext:value-type="float">
            <text:p>479</text:p>
          </table:table-cell>
          <table:table-cell table:number-columns-repeated="9"/>
          <table:table-cell office:value-type="string" calcext:value-type="string">
            <text:p>edgeR</text:p>
          </table:table-cell>
          <table:table-cell table:formula="of:=[.B27]/[.J7]" office:value-type="float" office:value="0.954183266932271" calcext:value-type="float">
            <text:p>0.954183266932271</text:p>
          </table:table-cell>
          <table:table-cell/>
          <table:table-cell table:formula="of:=[.C28]/[.J7]" office:value-type="float" office:value="0.177290836653386" calcext:value-type="float">
            <text:p>0.177290836653386</text:p>
          </table:table-cell>
          <table:table-cell table:formula="of:=[.C29]/[.J7]" office:value-type="float" office:value="0.278884462151394" calcext:value-type="float">
            <text:p>0.278884462151394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rMATS</text:p>
          </table:table-cell>
          <table:table-cell table:formula="of:=[.B28]/[.H7]" office:value-type="float" office:value="0.836601307189543" calcext:value-type="float">
            <text:p>0.836601307189543</text:p>
          </table:table-cell>
          <table:table-cell table:formula="of:=[.C28]/[.H7]" office:value-type="float" office:value="0.581699346405229" calcext:value-type="float">
            <text:p>0.581699346405229</text:p>
          </table:table-cell>
          <table:table-cell/>
          <table:table-cell table:formula="of:=[.D29]/[.I7]" office:value-type="float" office:value="0.194954128440367" calcext:value-type="float">
            <text:p>0.194954128440367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string" calcext:value-type="string">
            <text:p>SUPPA</text:p>
          </table:table-cell>
          <table:table-cell table:formula="of:=[.B29]/[.I7]" office:value-type="float" office:value="0.470183486238532" calcext:value-type="float">
            <text:p>0.470183486238532</text:p>
          </table:table-cell>
          <table:table-cell table:formula="of:=[.C29]/[.I7]" office:value-type="float" office:value="0.321100917431193" calcext:value-type="float">
            <text:p>0.321100917431193</text:p>
          </table:table-cell>
          <table:table-cell table:formula="of:=[.D29]/[.H7]" office:value-type="float" office:value="0.555555555555556" calcext:value-type="float">
            <text:p>0.555555555555556</text:p>
          </table:table-cell>
          <table:table-cell/>
        </table:table-row>
      </table:table>
      <table:table table:name="Sheet1_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4"/>
          <table:table-cell office:value-type="string" calcext:value-type="string">
            <text:p>Cai</text:p>
          </table:table-cell>
          <table:table-cell office:value-type="float" office:value="2818" calcext:value-type="float">
            <text:p>2818</text:p>
          </table:table-cell>
          <table:table-cell office:value-type="float" office:value="173" calcext:value-type="float">
            <text:p>173</text:p>
          </table:table-cell>
          <table:table-cell office:value-type="float" office:value="590" calcext:value-type="float">
            <text:p>590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DEXSeq</text:p>
          </table:table-cell>
          <table:table-cell/>
          <table:table-cell table:formula="of:=[.B3]/[.G2]" office:value-type="float" office:value="0.0259048970901348" calcext:value-type="float">
            <text:p>0.0259048970901348</text:p>
          </table:table-cell>
          <table:table-cell table:formula="of:=[.B4]/[.G2]" office:value-type="float" office:value="0.0716820440028389" calcext:value-type="float">
            <text:p>0.0716820440028389</text:p>
          </table:table-cell>
          <table:table-cell table:formula="of:=[.B5]/[.G2]" office:value-type="float" office:value="0.430092264017033" calcext:value-type="float">
            <text:p>0.430092264017033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Parker</text:p>
          </table:table-cell>
          <table:table-cell office:value-type="float" office:value="6194" calcext:value-type="float">
            <text:p>6194</text:p>
          </table:table-cell>
          <table:table-cell office:value-type="float" office:value="297" calcext:value-type="float">
            <text:p>297</text:p>
          </table:table-cell>
          <table:table-cell office:value-type="float" office:value="687" calcext:value-type="float">
            <text:p>687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rMATS</text:p>
          </table:table-cell>
          <table:table-cell table:formula="of:=[.B3]/[.$H$2]" office:value-type="float" office:value="0.421965317919075" calcext:value-type="float">
            <text:p>0.421965317919075</text:p>
          </table:table-cell>
          <table:table-cell/>
          <table:table-cell table:formula="of:=[.C4]/[.I2]" office:value-type="float" office:value="0.0932203389830509" calcext:value-type="float">
            <text:p>0.0932203389830509</text:p>
          </table:table-cell>
          <table:table-cell table:formula="of:=[.C5]/[.J2]" office:value-type="float" office:value="0.048084147257701" calcext:value-type="float">
            <text:p>0.048084147257701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float" office:value="1043" calcext:value-type="float">
            <text:p>1043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SUPPA</text:p>
          </table:table-cell>
          <table:table-cell table:formula="of:=[.B4]/[.$I$2]" office:value-type="float" office:value="0.342372881355932" calcext:value-type="float">
            <text:p>0.342372881355932</text:p>
          </table:table-cell>
          <table:table-cell table:formula="of:=[.C4]/[.$H$2]" office:value-type="float" office:value="0.317919075144509" calcext:value-type="float">
            <text:p>0.317919075144509</text:p>
          </table:table-cell>
          <table:table-cell/>
          <table:table-cell table:formula="of:=[.D5]/[.J2]" office:value-type="float" office:value="0.12396694214876" calcext:value-type="float">
            <text:p>0.12396694214876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212" calcext:value-type="float">
            <text:p>1212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Wang</text:p>
          </table:table-cell>
          <table:table-cell office:value-type="float" office:value="1134" calcext:value-type="float">
            <text:p>1134</text:p>
          </table:table-cell>
          <table:table-cell office:value-type="float" office:value="118" calcext:value-type="float">
            <text:p>118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dgeR</text:p>
          </table:table-cell>
          <table:table-cell table:formula="of:=[.B5]/[.J2]" office:value-type="float" office:value="0.910593538692712" calcext:value-type="float">
            <text:p>0.910593538692712</text:p>
          </table:table-cell>
          <table:table-cell table:formula="of:=[.C5]/[.H2]" office:value-type="float" office:value="0.369942196531792" calcext:value-type="float">
            <text:p>0.369942196531792</text:p>
          </table:table-cell>
          <table:table-cell table:formula="of:=[.D5]/[.I2]" office:value-type="float" office:value="0.279661016949152" calcext:value-type="float">
            <text:p>0.27966101694915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/>
          <table:table-cell office:value-type="string" calcext:value-type="string">
            <text:p>ag score</text:p>
          </table:table-cell>
          <table:table-cell office:value-type="float" office:value="1273" calcext:value-type="float">
            <text:p>1273</text:p>
          </table:table-cell>
          <table:table-cell office:value-type="float" office:value="153" calcext:value-type="float">
            <text:p>153</text:p>
          </table:table-cell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9]/[.G3]" office:value-type="float" office:value="0.0348724572166613" calcext:value-type="float">
            <text:p>0.0348724572166613</text:p>
          </table:table-cell>
          <table:table-cell table:formula="of:=[.B10]/[.G3]" office:value-type="float" office:value="0.0781401356151114" calcext:value-type="float">
            <text:p>0.0781401356151114</text:p>
          </table:table-cell>
          <table:table-cell table:formula="of:=[.B11]/[.G3]" office:value-type="float" office:value="0.26703261220536" calcext:value-type="float">
            <text:p>0.26703261220536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216" calcext:value-type="float">
            <text:p>216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9]/[.$H$3]" office:value-type="float" office:value="0.727272727272727" calcext:value-type="float">
            <text:p>0.727272727272727</text:p>
          </table:table-cell>
          <table:table-cell/>
          <table:table-cell table:formula="of:=[.C10]/[.I3]" office:value-type="float" office:value="0.215429403202329" calcext:value-type="float">
            <text:p>0.215429403202329</text:p>
          </table:table-cell>
          <table:table-cell table:formula="of:=[.C11]/[.J3]" office:value-type="float" office:value="0.0923355461677731" calcext:value-type="float">
            <text:p>0.0923355461677731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0]/[.$I$3]" office:value-type="float" office:value="0.704512372634643" calcext:value-type="float">
            <text:p>0.704512372634643</text:p>
          </table:table-cell>
          <table:table-cell table:formula="of:=[.C10]/[.$H$3]" office:value-type="float" office:value="0.498316498316498" calcext:value-type="float">
            <text:p>0.498316498316498</text:p>
          </table:table-cell>
          <table:table-cell/>
          <table:table-cell table:formula="of:=[.D11]/[.J3]" office:value-type="float" office:value="0.184671092335546" calcext:value-type="float">
            <text:p>0.184671092335546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654" calcext:value-type="float">
            <text:p>1654</text:p>
          </table:table-cell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1]/[.J3]" office:value-type="float" office:value="0.99818949909475" calcext:value-type="float">
            <text:p>0.99818949909475</text:p>
          </table:table-cell>
          <table:table-cell table:formula="of:=[.C11]/[.H3]" office:value-type="float" office:value="0.515151515151515" calcext:value-type="float">
            <text:p>0.515151515151515</text:p>
          </table:table-cell>
          <table:table-cell table:formula="of:=[.D11]/[.I2]" office:value-type="float" office:value="0.51864406779661" calcext:value-type="float">
            <text:p>0.5186440677966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15]/[.G4]" office:value-type="float" office:value="0.0728667305848514" calcext:value-type="float">
            <text:p>0.0728667305848514</text:p>
          </table:table-cell>
          <table:table-cell table:formula="of:=[.B16]/[.G4]" office:value-type="float" office:value="0.14189837008629" calcext:value-type="float">
            <text:p>0.14189837008629</text:p>
          </table:table-cell>
          <table:table-cell table:formula="of:=[.B17]/[.G4]" office:value-type="float" office:value="0.261744966442953" calcext:value-type="float">
            <text:p>0.261744966442953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15]/[.$H$4]" office:value-type="float" office:value="0.422222222222222" calcext:value-type="float">
            <text:p>0.422222222222222</text:p>
          </table:table-cell>
          <table:table-cell/>
          <table:table-cell table:formula="of:=[.C16]/[.I4]" office:value-type="float" office:value="0.126953125" calcext:value-type="float">
            <text:p>0.126953125</text:p>
          </table:table-cell>
          <table:table-cell table:formula="of:=[.C17]/[.J4]" office:value-type="float" office:value="0.14041095890411" calcext:value-type="float">
            <text:p>0.14041095890411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6]/[.$I$4]" office:value-type="float" office:value="0.2890625" calcext:value-type="float">
            <text:p>0.2890625</text:p>
          </table:table-cell>
          <table:table-cell table:formula="of:=[.C16]/[.$H$4]" office:value-type="float" office:value="0.361111111111111" calcext:value-type="float">
            <text:p>0.361111111111111</text:p>
          </table:table-cell>
          <table:table-cell/>
          <table:table-cell table:formula="of:=[.D17]/[.I4]" office:value-type="float" office:value="0.1484375" calcext:value-type="float">
            <text:p>0.1484375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7]/[.J4]" office:value-type="float" office:value="0.934931506849315" calcext:value-type="float">
            <text:p>0.934931506849315</text:p>
          </table:table-cell>
          <table:table-cell table:formula="of:=[.C17]/[.H4]" office:value-type="float" office:value="0.227777777777778" calcext:value-type="float">
            <text:p>0.227777777777778</text:p>
          </table:table-cell>
          <table:table-cell table:formula="of:=[.D17]/[.J4]" office:value-type="float" office:value="0.26027397260274" calcext:value-type="float">
            <text:p>0.2602739726027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21]/[.G5]" office:value-type="float" office:value="0.00970017636684303" calcext:value-type="float">
            <text:p>0.00970017636684303</text:p>
          </table:table-cell>
          <table:table-cell table:formula="of:=[.B22]/[.G5]" office:value-type="float" office:value="0.0185185185185185" calcext:value-type="float">
            <text:p>0.0185185185185185</text:p>
          </table:table-cell>
          <table:table-cell table:formula="of:=[.B23]/[.G5]" office:value-type="float" office:value="0.0132275132275132" calcext:value-type="float">
            <text:p>0.0132275132275132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21]/[.$H$5]" office:value-type="float" office:value="0.0932203389830509" calcext:value-type="float">
            <text:p>0.0932203389830509</text:p>
          </table:table-cell>
          <table:table-cell/>
          <table:table-cell table:formula="of:=[.C22]/[.I5]" office:value-type="float" office:value="0.0306406685236769" calcext:value-type="float">
            <text:p>0.0306406685236769</text:p>
          </table:table-cell>
          <table:table-cell table:formula="of:=[.C23]/[.H5]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22]/[.$I$5]" office:value-type="float" office:value="0.0584958217270195" calcext:value-type="float">
            <text:p>0.0584958217270195</text:p>
          </table:table-cell>
          <table:table-cell table:formula="of:=[.C22]/[.$H$5]" office:value-type="float" office:value="0.0932203389830509" calcext:value-type="float">
            <text:p>0.0932203389830509</text:p>
          </table:table-cell>
          <table:table-cell/>
          <table:table-cell table:formula="of:=[.D23]/[.I5]" office:value-type="float" office:value="0.00835654596100279" calcext:value-type="float">
            <text:p>0.00835654596100279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23]/[.J5]" office:value-type="float" office:value="1" calcext:value-type="float">
            <text:p>1</text:p>
          </table:table-cell>
          <table:table-cell table:formula="of:=[.C23]/[.J5]" office:value-type="float" office:value="0.133333333333333" calcext:value-type="float">
            <text:p>0.133333333333333</text:p>
          </table:table-cell>
          <table:table-cell table:formula="of:=[.D23]/[.J5]" office:value-type="float" office:value="0.2" calcext:value-type="float">
            <text:p>0.2</text:p>
          </table:table-cell>
          <table:table-cell/>
        </table:table-row>
      </table:table>
      <table:table table:name="Sheet1_2_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2"/>
          <table:table-cell office:value-type="string" calcext:value-type="string">
            <text:p>DEX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4"/>
          <table:table-cell office:value-type="string" calcext:value-type="string">
            <text:p>Cai</text:p>
          </table:table-cell>
          <table:table-cell office:value-type="float" office:value="2818" calcext:value-type="float">
            <text:p>2818</text:p>
          </table:table-cell>
          <table:table-cell office:value-type="float" office:value="173" calcext:value-type="float">
            <text:p>173</text:p>
          </table:table-cell>
          <table:table-cell office:value-type="float" office:value="590" calcext:value-type="float">
            <text:p>590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DEXSeq</text:p>
          </table:table-cell>
          <table:table-cell/>
          <table:table-cell table:formula="of:=[.B3]/([.G2]+[.H2]-[.B3])" office:value-type="float" office:value="0.025017135023989" calcext:value-type="float">
            <text:p>0.025017135023989</text:p>
          </table:table-cell>
          <table:table-cell table:formula="of:=[.B4]/([.G2]+[.I2]-[.B4])" office:value-type="float" office:value="0.0630068621334997" calcext:value-type="float">
            <text:p>0.0630068621334997</text:p>
          </table:table-cell>
          <table:table-cell table:formula="of:=[.B5]/([.G2]+[.J2]-[.B5])" office:value-type="float" office:value="0.412665985699694" calcext:value-type="float">
            <text:p>0.412665985699694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Parker</text:p>
          </table:table-cell>
          <table:table-cell office:value-type="float" office:value="6194" calcext:value-type="float">
            <text:p>6194</text:p>
          </table:table-cell>
          <table:table-cell office:value-type="float" office:value="297" calcext:value-type="float">
            <text:p>297</text:p>
          </table:table-cell>
          <table:table-cell office:value-type="float" office:value="687" calcext:value-type="float">
            <text:p>687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rMATS</text:p>
          </table:table-cell>
          <table:table-cell table:formula="of:=[.B3]/[.$H$2]" office:value-type="float" office:value="0.421965317919075" calcext:value-type="float">
            <text:p>0.421965317919075</text:p>
          </table:table-cell>
          <table:table-cell/>
          <table:table-cell table:formula="of:=[.C4]/([.H2]+[.I2]-[.C4])" office:value-type="float" office:value="0.077683615819209" calcext:value-type="float">
            <text:p>0.077683615819209</text:p>
          </table:table-cell>
          <table:table-cell table:formula="of:=[.C5]/([.H2]+[.J2]-[.C5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Sun</text:p>
          </table:table-cell>
          <table:table-cell office:value-type="float" office:value="1043" calcext:value-type="float">
            <text:p>1043</text:p>
          </table:table-cell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SUPPA</text:p>
          </table:table-cell>
          <table:table-cell table:formula="of:=[.B4]/[.$I$2]" office:value-type="float" office:value="0.342372881355932" calcext:value-type="float">
            <text:p>0.342372881355932</text:p>
          </table:table-cell>
          <table:table-cell table:formula="of:=[.C4]/[.$H$2]" office:value-type="float" office:value="0.317919075144509" calcext:value-type="float">
            <text:p>0.317919075144509</text:p>
          </table:table-cell>
          <table:table-cell/>
          <table:table-cell table:formula="of:=[.D5]/([.J2]+[.I2]-[.D5])" office:value-type="float" office:value="0.0939635535307517" calcext:value-type="float">
            <text:p>0.0939635535307517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212" calcext:value-type="float">
            <text:p>1212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Wang</text:p>
          </table:table-cell>
          <table:table-cell office:value-type="float" office:value="1134" calcext:value-type="float">
            <text:p>1134</text:p>
          </table:table-cell>
          <table:table-cell office:value-type="float" office:value="118" calcext:value-type="float">
            <text:p>118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dgeR</text:p>
          </table:table-cell>
          <table:table-cell table:formula="of:=[.B5]/[.J2]" office:value-type="float" office:value="0.910593538692712" calcext:value-type="float">
            <text:p>0.910593538692712</text:p>
          </table:table-cell>
          <table:table-cell table:formula="of:=[.C5]/[.H2]" office:value-type="float" office:value="0.369942196531792" calcext:value-type="float">
            <text:p>0.369942196531792</text:p>
          </table:table-cell>
          <table:table-cell table:formula="of:=[.D5]/[.I2]" office:value-type="float" office:value="0.279661016949152" calcext:value-type="float">
            <text:p>0.27966101694915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/>
          <table:table-cell office:value-type="string" calcext:value-type="string">
            <text:p>ag score</text:p>
          </table:table-cell>
          <table:table-cell office:value-type="float" office:value="1273" calcext:value-type="float">
            <text:p>1273</text:p>
          </table:table-cell>
          <table:table-cell office:value-type="float" office:value="153" calcext:value-type="float">
            <text:p>153</text:p>
          </table:table-cell>
          <table:table-cell office:value-type="float" office:value="436" calcext:value-type="float">
            <text:p>43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Parker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9]/([.H3]+[.G3]-[.B9])" office:value-type="float" office:value="0.0344223107569721" calcext:value-type="float">
            <text:p>0.0344223107569721</text:p>
          </table:table-cell>
          <table:table-cell table:formula="of:=[.B10]/([.G3]+[.I3]-[.B10])" office:value-type="float" office:value="0.0756604658433641" calcext:value-type="float">
            <text:p>0.0756604658433641</text:p>
          </table:table-cell>
          <table:table-cell table:formula="of:=[.B11]/([.G3]+[.J3]-[.B11])" office:value-type="float" office:value="0.266903340325964" calcext:value-type="float">
            <text:p>0.266903340325964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216" calcext:value-type="float">
            <text:p>216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9]/[.$H$3]" office:value-type="float" office:value="0.727272727272727" calcext:value-type="float">
            <text:p>0.727272727272727</text:p>
          </table:table-cell>
          <table:table-cell/>
          <table:table-cell table:formula="of:=[.C10]/([.H3]+[.I3]-[.C10])" office:value-type="float" office:value="0.177033492822967" calcext:value-type="float">
            <text:p>0.177033492822967</text:p>
          </table:table-cell>
          <table:table-cell table:formula="of:=[.C11]/([.H3]+[.J3]-[.C11])" office:value-type="float" office:value="0.084952803997779" calcext:value-type="float">
            <text:p>0.084952803997779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484" calcext:value-type="float">
            <text:p>484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0]/[.$I$3]" office:value-type="float" office:value="0.704512372634643" calcext:value-type="float">
            <text:p>0.704512372634643</text:p>
          </table:table-cell>
          <table:table-cell table:formula="of:=[.C10]/[.$H$3]" office:value-type="float" office:value="0.498316498316498" calcext:value-type="float">
            <text:p>0.498316498316498</text:p>
          </table:table-cell>
          <table:table-cell/>
          <table:table-cell table:formula="of:=[.D11]/([.J3]+[.I3]-[.D11])" office:value-type="float" office:value="0.150147203140334" calcext:value-type="float">
            <text:p>0.150147203140334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654" calcext:value-type="float">
            <text:p>1654</text:p>
          </table:table-cell>
          <table:table-cell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1]/[.J3]" office:value-type="float" office:value="0.99818949909475" calcext:value-type="float">
            <text:p>0.99818949909475</text:p>
          </table:table-cell>
          <table:table-cell table:formula="of:=[.C11]/[.H3]" office:value-type="float" office:value="0.515151515151515" calcext:value-type="float">
            <text:p>0.515151515151515</text:p>
          </table:table-cell>
          <table:table-cell table:formula="of:=[.D11]/[.I2]" office:value-type="float" office:value="0.51864406779661" calcext:value-type="float">
            <text:p>0.5186440677966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Sun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15]/([.H4]+[.G4]-[.B15])" office:value-type="float" office:value="0.0662598081952921" calcext:value-type="float">
            <text:p>0.0662598081952921</text:p>
          </table:table-cell>
          <table:table-cell table:formula="of:=[.B16]/([.G4]+[.I4]-[.B16])" office:value-type="float" office:value="0.105188343994314" calcext:value-type="float">
            <text:p>0.105188343994314</text:p>
          </table:table-cell>
          <table:table-cell table:formula="of:=[.B17]/([.G4]+[.J4]-[.B17])" office:value-type="float" office:value="0.257062146892655" calcext:value-type="float">
            <text:p>0.257062146892655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15]/[.$H$4]" office:value-type="float" office:value="0.422222222222222" calcext:value-type="float">
            <text:p>0.422222222222222</text:p>
          </table:table-cell>
          <table:table-cell/>
          <table:table-cell table:formula="of:=[.C16]/([.H4]+[.I4]-[.C16])" office:value-type="float" office:value="0.103668261562998" calcext:value-type="float">
            <text:p>0.103668261562998</text:p>
          </table:table-cell>
          <table:table-cell table:formula="of:=[.C17]/([.H4]+[.J4]-[.C17])" office:value-type="float" office:value="0.0951276102088167" calcext:value-type="float">
            <text:p>0.0951276102088167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16]/[.$I$4]" office:value-type="float" office:value="0.2890625" calcext:value-type="float">
            <text:p>0.2890625</text:p>
          </table:table-cell>
          <table:table-cell table:formula="of:=[.C16]/[.$H$4]" office:value-type="float" office:value="0.361111111111111" calcext:value-type="float">
            <text:p>0.361111111111111</text:p>
          </table:table-cell>
          <table:table-cell/>
          <table:table-cell table:formula="of:=[.D17]/([.J4]+[.I4]-[.D17])" office:value-type="float" office:value="0.104395604395604" calcext:value-type="float">
            <text:p>0.104395604395604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17]/[.J4]" office:value-type="float" office:value="0.934931506849315" calcext:value-type="float">
            <text:p>0.934931506849315</text:p>
          </table:table-cell>
          <table:table-cell table:formula="of:=[.C17]/[.H4]" office:value-type="float" office:value="0.227777777777778" calcext:value-type="float">
            <text:p>0.227777777777778</text:p>
          </table:table-cell>
          <table:table-cell table:formula="of:=[.D17]/[.J4]" office:value-type="float" office:value="0.26027397260274" calcext:value-type="float">
            <text:p>0.2602739726027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table:number-columns-repeated="7"/>
          <table:table-cell office:value-type="string" calcext:value-type="string">
            <text:p>Wang</text:p>
          </table:table-cell>
          <table:table-cell office:value-type="string" calcext:value-type="string">
            <text:p>DEXSeq</text:p>
          </table:table-cell>
          <table:table-cell office:value-type="string" calcext:value-type="string">
            <text:p>rMATS</text:p>
          </table:table-cell>
          <table:table-cell office:value-type="string" calcext:value-type="string">
            <text:p>SUPPA</text:p>
          </table:table-cell>
          <table:table-cell office:value-type="string" calcext:value-type="string">
            <text:p>edgeR</text:p>
          </table:table-cell>
        </table:table-row>
        <table:table-row table:style-name="ro1">
          <table:table-cell office:value-type="string" calcext:value-type="string">
            <text:p>DEXSeq</text:p>
          </table:table-cell>
          <table:table-cell table:number-columns-repeated="10"/>
          <table:table-cell office:value-type="string" calcext:value-type="string">
            <text:p>DEXSeq</text:p>
          </table:table-cell>
          <table:table-cell/>
          <table:table-cell table:formula="of:=[.B21]/([.H5]+[.G5]-[.B21])" office:value-type="float" office:value="0.0088638195004029" calcext:value-type="float">
            <text:p>0.0088638195004029</text:p>
          </table:table-cell>
          <table:table-cell table:formula="of:=[.B22]/([.G5]+[.I5]-[.B22])" office:value-type="float" office:value="0.0142663043478261" calcext:value-type="float">
            <text:p>0.0142663043478261</text:p>
          </table:table-cell>
          <table:table-cell table:formula="of:=[.B23]/([.G5]+[.J5]-[.B23])" office:value-type="float" office:value="0.0132275132275132" calcext:value-type="float">
            <text:p>0.0132275132275132</text:p>
          </table:table-cell>
        </table:table-row>
        <table:table-row table:style-name="ro1">
          <table:table-cell office:value-type="string" calcext:value-type="string">
            <text:p>rMATS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rMATS</text:p>
          </table:table-cell>
          <table:table-cell table:formula="of:=[.B21]/[.$H$5]" office:value-type="float" office:value="0.0932203389830509" calcext:value-type="float">
            <text:p>0.0932203389830509</text:p>
          </table:table-cell>
          <table:table-cell/>
          <table:table-cell table:formula="of:=[.C22]/([.H5]+[.I5]-[.C22])" office:value-type="float" office:value="0.0236051502145923" calcext:value-type="float">
            <text:p>0.0236051502145923</text:p>
          </table:table-cell>
          <table:table-cell table:formula="of:=[.C23]/([.H5]+[.J5]-[.C23])" office:value-type="float" office:value="0.0152671755725191" calcext:value-type="float">
            <text:p>0.0152671755725191</text:p>
          </table:table-cell>
        </table:table-row>
        <table:table-row table:style-name="ro1">
          <table:table-cell office:value-type="string" calcext:value-type="string">
            <text:p>SUPPA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SUPPA</text:p>
          </table:table-cell>
          <table:table-cell table:formula="of:=[.B22]/[.$I$5]" office:value-type="float" office:value="0.0584958217270195" calcext:value-type="float">
            <text:p>0.0584958217270195</text:p>
          </table:table-cell>
          <table:table-cell table:formula="of:=[.C22]/[.$H$5]" office:value-type="float" office:value="0.0932203389830509" calcext:value-type="float">
            <text:p>0.0932203389830509</text:p>
          </table:table-cell>
          <table:table-cell/>
          <table:table-cell table:formula="of:=[.D23]/([.J5]+[.I5]-[.D23])" office:value-type="float" office:value="0.00808625336927224" calcext:value-type="float">
            <text:p>0.00808625336927224</text:p>
          </table:table-cell>
        </table:table-row>
        <table:table-row table:style-name="ro1">
          <table:table-cell office:value-type="string" calcext:value-type="string">
            <text:p>edg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edgeR</text:p>
          </table:table-cell>
          <table:table-cell table:formula="of:=[.B23]/[.J5]" office:value-type="float" office:value="1" calcext:value-type="float">
            <text:p>1</text:p>
          </table:table-cell>
          <table:table-cell table:formula="of:=[.C23]/[.J5]" office:value-type="float" office:value="0.133333333333333" calcext:value-type="float">
            <text:p>0.133333333333333</text:p>
          </table:table-cell>
          <table:table-cell table:formula="of:=[.D23]/[.J5]" office:value-type="float" office:value="0.2" calcext:value-type="float">
            <text:p>0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30:08.112578865</meta:creation-date>
    <dc:date>2024-01-26T22:29:26.101920116</dc:date>
    <meta:editing-duration>P1DT1H18M6S</meta:editing-duration>
    <meta:editing-cycles>5</meta:editing-cycles>
    <meta:generator>LibreOffice/7.3.7.2$Linux_X86_64 LibreOffice_project/30$Build-2</meta:generator>
    <meta:document-statistic meta:table-count="3" meta:cell-count="541" meta:object-count="0"/>
  </office:meta>
</office:document-meta>
</file>